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Bookman Old Style" svg:font-family="'Bookman Old Style'"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7be9" officeooo:paragraph-rsid="001792fd"/>
    </style:style>
    <style:style style:name="P2" style:family="paragraph" style:parent-style-name="Standard">
      <style:text-properties officeooo:paragraph-rsid="001792fd"/>
    </style:style>
    <style:style style:name="P3" style:family="paragraph" style:parent-style-name="Standard">
      <style:text-properties officeooo:rsid="0018f6cc" officeooo:paragraph-rsid="0018f6cc"/>
    </style:style>
    <style:style style:name="P4" style:family="paragraph" style:parent-style-name="Standard">
      <style:text-properties officeooo:rsid="002a8063" officeooo:paragraph-rsid="0018f6cc"/>
    </style:style>
    <style:style style:name="P5" style:family="paragraph" style:parent-style-name="Standard">
      <style:text-properties officeooo:rsid="002a8063" officeooo:paragraph-rsid="001afd52"/>
    </style:style>
    <style:style style:name="T1" style:family="text">
      <style:text-properties officeooo:rsid="001bb6a2"/>
    </style:style>
    <style:style style:name="T2" style:family="text">
      <style:text-properties officeooo:rsid="0019e95d"/>
    </style:style>
    <style:style style:name="T3" style:family="text">
      <style:text-properties fo:font-style="italic" style:font-style-asian="italic" style:font-style-complex="italic"/>
    </style:style>
    <style:style style:name="T4" style:family="text">
      <style:text-properties officeooo:rsid="0019395e"/>
    </style:style>
    <style:style style:name="T5" style:family="text">
      <style:text-properties officeooo:rsid="001afd52"/>
    </style:style>
    <style:style style:name="T6" style:family="text">
      <style:text-properties officeooo:rsid="001aa499"/>
    </style:style>
    <style:style style:name="T7" style:family="text">
      <style:text-properties officeooo:rsid="001e48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R SI LO DE POLIVAGAL SIRVE</text:p>
      <text:p text:style-name="P2">La relación entre la mente y el cuerpo ha fascinado a la humanidad durante siglos. Lejos de ser sistemas independientes, la neurociencia moderna ha demostrado que mente y cuerpo forman una unidad integrada, donde los procesos biológicos y mentales se influyen mutuamente de maneras profundas. Este enfoque holístico no solo abre nuevas puertas para entender la salud humana, sino que también ofrece herramientas prácticas para mejorar tanto el bienestar físico como mental.</text:p>
      <text:p text:style-name="P2">Uno de los pilares de esta integración es el reconocimiento de que lo corporal, que incluye la respiración, la postura, la flexibilidad y la fuerza muscular, <text:span text:style-name="T1">participa </text:span>en la regulación de los procesos mentales. Estas actividades influyen en <text:span text:style-name="T1">el </text:span>sistema nervioso <text:span text:style-name="T1">central y periférico</text:span>.<text:span text:style-name="T2"> Las </text:span>técnicas de respiración consciente activan el sistema nervioso<text:span text:style-name="T1"> </text:span>parasimpático, <text:span text:style-name="T1">que promueve </text:span>la relajación y contrarresta<text:span text:style-name="T1"> </text:span>los efectos del estrés crónico Brown &amp; Gerbarg<text:span text:style-name="T1"> (</text:span>2009<text:span text:style-name="T1">) indican que </text:span>este estado favorece la disminución de la presión arterial y la frecuencia cardíaca.</text:p>
      <text:p text:style-name="P2"/>
      <text:p text:style-name="P2"><text:span text:style-name="T1">Según Harvard Health Publishing (2018), e</text:span>l movimiento, especialmente cuando desafía la propiocepción y la coordinación, estimula la neuroplasticidad, <text:span text:style-name="T1">que es </text:span>la capacidad del cerebro para reorganizarse y formar nuevas conexiones neuronales.</text:p>
      <text:p text:style-name="P2"/>
      <text:p text:style-name="P2">Esta conexión mente-cuerpo subyace en muchas prácticas ancestrales y es ahora respaldada por la ciencia. Al armonizar cuerpo y mente, se potencia una salud integral, donde la conciencia corporal y la atención plena se convierten en herramientas esenciales para enfrentar los desafíos de la vida moderna.</text:p>
      <text:p text:style-name="P2"/>
      <text:p text:style-name="P2">Referencias</text:p>
      <text:p text:style-name="P2"/>
      <text:p text:style-name="P2">Brown, R. P., &amp; Gerbarg, P. L. (2009). Yoga breathing, meditation, and longevity.<text:span text:style-name="T1"> </text:span><text:span text:style-name="T3">Annals of the New York Academy of Sciences</text:span>, <text:span text:style-name="T2"><text:s/></text:span>https://doi.org/10.1111/j.1749-6632.2009.04405.x</text:p>
      <text:p text:style-name="P2">Harvard Health Publishing. (2018). Understanding the Stress Response. <text:s/>https://www.health.harvard.edu/</text:p>
      <text:p text:style-name="P2"/>
      <text:p text:style-name="P3">COMBNAR CON</text:p>
      <text:p text:style-name="P4">Introducción</text:p>
      <text:p text:style-name="P4">La relación mente-cuerpo ha sido un tema de profundo interés y debate a lo largo de la historia de la humanidad. Desde las tradiciones filosóficas antiguas hasta las prácticas médicas contemporáneas, la conexión entre la mente y el cuerpo ha sido reconocida y explorada de diversas maneras. Con los avances recientes en la neurociencia, ahora tenemos una comprensión más clara y basada en evidencia de cómo estos dos aspectos están interrelacionados. </text:p>
      <text:p text:style-name="P4">La relación mente-cuerpo se refiere a la interconexión y la influencia mutua entre procesos mentales (pensamientos, emociones, creencias) y estado<text:span text:style-name="T2">s</text:span> físico<text:span text:style-name="T2">s</text:span> (salud corporal, funcionamiento fisiológico). Este concepto ha sido explorado desde la antigüedad, con filósofos como Platón y Descartes que aportaron diferentes perspectivas sobre la dualidad mente-cuerpo. En las tradiciones médicas orientales, como la medicina china y el yoga, esta relación ha sido <text:span text:style-name="T2">central en </text:span>el enfoque holístico hacia la salud y el bienestar.</text:p>
      <text:p text:style-name="P4">La medicina tradicional china, por ejemplo, incorpora el concepto de "Qi" o energía vital, que fluye a través del cuerpo y puede ser influenciada por <text:span text:style-name="T2">los</text:span> estado<text:span text:style-name="T2">s</text:span> emocional<text:span text:style-name="T2">es</text:span> y mental<text:span text:style-name="T2">es</text:span> de <text:span text:style-name="T2">l</text:span>a persona. De manera similar, el yoga<text:span text:style-name="T2"> pone foco en la integración </text:span>de la mente y el cuerpo a través de prácticas físicas<text:span text:style-name="T2"> y</text:span> respiratorias y <text:span text:style-name="T2">de la meditación</text:span></text:p>
      <text:p text:style-name="P4"/>
      <text:p text:style-name="P5"><text:span text:style-name="T4">La meditación </text:span>implica centrarse en el momento presente de manera no reactiva y no juzgadora. Numerosos estudios han demostrado que la práctica regular de <text:span text:style-name="T4">meditación </text:span>puede reducir el estrés, mejorar la concentración y aumentar la resiliencia emocional.<text:span text:style-name="T5"> </text:span>Con los avances en la neurociencia, <text:span text:style-name="T4">se han </text:span>comenzado a desentrañar los mecanismos <text:soft-page-break/>biológicos que explican <text:span text:style-name="T2">el modo en que </text:span><text:span text:style-name="T5">suceden estos cambios</text:span>. La neurociencia moderna<text:span text:style-name="T2">, por medio de </text:span>la resonancia magnética funcional (fMRI)<text:span text:style-name="T5">, </text:span>la tomografía por emisión de positrones (PET) <text:span text:style-name="T5">y la tomografía de emisión por fotón único (</text:span>SPECT <text:span text:style-name="T5">), </text:span><text:span text:style-name="T2">puede observar </text:span>los cambios en la actividad cerebral y las respuestas fisiológicas asociadas con diferentes estados mentales. Estos estudios han revelado aumentos en la conectividad entre áreas cerebrales involucradas en la autorregulación y la atención<text:span text:style-name="T5"> durante la meditación. Entre esta áreas es cuentan i) l</text:span>a corteza prefrontal<text:span text:style-name="T5">, responsable de </text:span>funciones ejecutivas como la toma de decisiones y la regulación de las emociones<text:span text:style-name="T5"> ii) e</text:span>l cíngulo anterior<text:span text:style-name="T5">, que</text:span> participa en la atención y el control emocional<text:span text:style-name="T5">, iii)</text:span> la amígdala <text:span text:style-name="T5">que </text:span>está asociada con las respuestas emocionales, especialmente el miedo y la ansiedad.</text:p>
      <text:p text:style-name="P5"/>
      <text:p text:style-name="P4">La regulación emocional es el proceso mediante el cual las personas influyen en las emociones que tienen, cuándo las tienen y cómo las experimentan y expresan. Las prácticas de atención plena y meditación han demostrado ser efectivas para mejorar la regulación emocional, reduciendo así el estrés y sus efectos negativos en el cuerpo.</text:p>
      <text:p text:style-name="P4">La integración sensorial se refiere a la capacidad del cerebro para organizar <text:span text:style-name="T2">e</text:span> interpretar la información recibida del cuerpo. Esta función es crucial para mantener el equilibrio y la coordinación, y también juega un papel en cómo respondemos al estrés y otras emociones.</text:p>
      <text:p text:style-name="P4"/>
      <text:p text:style-name="P4"/>
      <text:p text:style-name="P4"/>
      <text:p text:style-name="P4">El entrenamiento integrativo cuerpo-mente (IBMT) es una técnica que combina la meditación tradicional con ejercicios de respiración y visualización guiada. La investigación ha mostrado que el IBMT puede producir cambios significativos en la actividad cerebral y la fisiología del cuerpo en tan solo cinco días de<text:span text:style-name="T4"> </text:span>práctica.</text:p>
      <text:p text:style-name="P4"/>
      <text:p text:style-name="P4">El yoga es una práctica antigua que integra posturas físicas, respiración y meditación. Estudios recientes han demostrado que el yoga puede mejorar la salud mental y física al reducir los niveles de cortisol (la hormona del estrés), mejorar la variabilidad de la frecuencia cardíaca y promover un estado de relajación profunda.</text:p>
      <text:p text:style-name="P4"/>
      <text:p text:style-name="P4"/>
      <text:p text:style-name="P4"/>
      <text:p text:style-name="P4">La neuroplasticidad se refiere a la capacidad del cerebro para reorganizarse y formar nuevas conexiones neuronales. La meditación y el yoga han demostrado inducir cambios neuroplásticos positivos, mejorando así la capacidad del cerebro para gestionar el estrés y las emociones.</text:p>
      <text:p text:style-name="P4"/>
      <text:p text:style-name="P4">La variabilidad de la frecuencia cardíaca (VFC) es una medida de la variación en el intervalo entre latidos del corazón y está relacionada con la capacidad del cuerpo para adaptarse al estrés. La práctica regular de técnicas mente-cuerpo puede aumentar la VFC, indicando una mayor resiliencia y una mejor regulación emocional</text:p>
      <text:p text:style-name="P4"/>
      <text:p text:style-name="P4"><text:span text:style-name="T6">L</text:span>as técnicas mente-cuerpo como <text:span text:style-name="T6">la meditación</text:span>, el yoga y el IBMT se han utilizado con éxito en el tratamiento de trastornos de ansiedad y depresión. Estas prácticas ayudan a <text:span text:style-name="T4">las personas </text:span>a desarrollar una mayor conciencia de sus pensamientos y emociones, lo que puede reducir los síntomas de estos trastornos</text:p>
      <text:p text:style-name="P4"/>
      <text:p text:style-name="P4">El dolor crónico es una condición debilitante que afecta a millones de personas en todo el mundo. Las técnicas mente-cuerpo pueden ser una intervención efectiva para el manejo del dolor crónico, ayudando a los pacientes a reducir su percepción del dolor y mejorar su calidad de vida.</text:p>
      <text:p text:style-name="P4"/>
      <text:p text:style-name="P4"><text:soft-page-break/>La práctica regular de <text:span text:style-name="T6">meditación</text:span> y otras técnicas mente-cuerpo puede mejorar la atención y las funciones cognitivas. Estos beneficios se han observado tanto en adultos como en niños, y pueden tener aplicaciones importantes en el ámbito educativo<text:span text:style-name="T4"> </text:span>y laboral.</text:p>
      <text:p text:style-name="P4"/>
      <text:p text:style-name="P4">Aunque la investigación sobre la relación mente-cuerpo ha avanzado significativamente, todavía existen limitaciones. Muchos estudios tienen tamaños de muestra pequeños y carecen de controles adecuados. Además, la mayoría de las investigaciones se han centrado en poblaciones específicas, lo que puede limitar la generalización de los resultados.</text:p>
      <text:p text:style-name="P4"/>
      <text:p text:style-name="P4">Es necesario realizar más estudios longitudinales y con tamaños de muestra más grandes para confirmar los efectos a largo plazo de las prácticas mente-cuerpo. Además, se necesita más investigación sobre cómo estas prácticas pueden integrarse<text:span text:style-name="T4"> </text:span>efectivamente en el tratamiento de diversas condiciones de salud mental y física.</text:p>
      <text:p text:style-name="P4"/>
      <text:p text:style-name="P4">A medida que la evidencia sobre los beneficios de las prácticas mente-cuerpo continúa creciendo, es importante considerar cómo estas prácticas pueden integrarse en la medicina convencional. Esto incluye la formación de profesionales de la salud en técnicas mente-cuerpo y la creación de programas de intervención basados en la evidencia.</text:p>
      <text:p text:style-name="P4"/>
      <text:p text:style-name="P4"><text:span text:style-name="T2">L</text:span>a relación mente-cuerpo es un área de investigación vibrante y en constante evolución. La evidencia actual sugiere que las prácticas mente-cuerpo como el mindfulness, el yoga y el IBMT pueden tener efectos profundos en la salud mental y física. A medida que <text:span text:style-name="T7">se continua la exploración de </text:span>estas interconexiones, es probable que <text:span text:style-name="T7">surjan</text:span> nuevas formas de promover el bienestar y tratar diversas condiciones de salud a través de una comprensión más integrada de la mente y el cuerp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Bookman Old Style" svg:font-family="'Bookman Old Style'"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Bookman Old Style" fo:font-size="11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Bookman Old Style" fo:font-size="11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Bookman Old Style" fo:font-family="'Bookman Old Style'" style:font-family-generic="roman" fo:font-size="13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Bookman Old Style" fo:font-family="'Bookman Old Style'"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ookman Old Style" fo:font-family="'Bookman Old Style'" style:font-family-generic="roman"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eb</meta:initial-creator>
    <meta:creation-date>2025-06-27T15:37:32.690154400</meta:creation-date>
    <dc:date>2025-06-27T17:20:34.325812000</dc:date>
    <dc:creator>eb</dc:creator>
    <meta:editing-duration>PT10M57S</meta:editing-duration>
    <meta:editing-cycles>5</meta:editing-cycles>
    <meta:generator>LibreOffice/25.2.4.3$Windows_X86_64 LibreOffice_project/33e196637044ead23f5c3226cde09b47731f7e27</meta:generator>
    <meta:document-statistic meta:table-count="0" meta:image-count="0" meta:object-count="0" meta:page-count="3" meta:paragraph-count="27" meta:word-count="1299" meta:character-count="8596" meta:non-whitespace-character-count="7321"/>
  </office:meta>
</office:document-meta>
</file>